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f3b6"/>
    </style:style>
    <style:style style:name="P2" style:family="paragraph" style:parent-style-name="Standard">
      <style:text-properties officeooo:rsid="000ef3b6" officeooo:paragraph-rsid="000ef3b6"/>
    </style:style>
    <style:style style:name="P3" style:family="paragraph" style:parent-style-name="Standard">
      <style:text-properties officeooo:rsid="000ef3b6" officeooo:paragraph-rsid="00148bf4"/>
    </style:style>
    <style:style style:name="P4" style:family="paragraph" style:parent-style-name="Standard">
      <style:text-properties fo:color="#ff0000" officeooo:rsid="000ef3b6" officeooo:paragraph-rsid="000ef3b6"/>
    </style:style>
    <style:style style:name="P5" style:family="paragraph" style:parent-style-name="Standard">
      <style:text-properties fo:color="#ff0000" officeooo:rsid="000ef3b6" officeooo:paragraph-rsid="00148bf4"/>
    </style:style>
    <style:style style:name="P6" style:family="paragraph" style:parent-style-name="Standard">
      <style:text-properties fo:color="#ff0000" fo:font-weight="bold" officeooo:rsid="000ef3b6" officeooo:paragraph-rsid="000ef3b6" style:font-weight-asian="bold" style:font-weight-complex="bold"/>
    </style:style>
    <style:style style:name="P7" style:family="paragraph" style:parent-style-name="Standard">
      <style:text-properties fo:color="#ff3300"/>
    </style:style>
    <style:style style:name="P8" style:family="paragraph" style:parent-style-name="Standard">
      <style:text-properties fo:color="#ff3300" officeooo:rsid="000ef3b6" officeooo:paragraph-rsid="000ef3b6"/>
    </style:style>
    <style:style style:name="P9" style:family="paragraph" style:parent-style-name="Standard">
      <style:text-properties officeooo:paragraph-rsid="000ef3b6"/>
    </style:style>
    <style:style style:name="P10" style:family="paragraph" style:parent-style-name="Standard">
      <style:text-properties fo:font-weight="bold" officeooo:rsid="000ef3b6" officeooo:paragraph-rsid="000ef3b6" style:font-weight-asian="bold" style:font-weight-complex="bold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bold" officeooo:rsid="000ef3b6" officeooo:paragraph-rsid="000ef3b6" style:font-style-asian="italic" style:font-weight-asian="bold" style:font-style-complex="italic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officeooo:rsid="00306dfd"/>
    </style:style>
    <style:style style:name="T3" style:family="text">
      <style:text-properties fo:color="#ff0000" officeooo:rsid="0031521f"/>
    </style:style>
    <style:style style:name="T4" style:family="text">
      <style:text-properties fo:color="#ff0000" officeooo:rsid="004bc194"/>
    </style:style>
    <style:style style:name="T5" style:family="text">
      <style:text-properties fo:color="#ff0000" officeooo:rsid="004be4bc"/>
    </style:style>
    <style:style style:name="T6" style:family="text">
      <style:text-properties fo:color="#ff0000" officeooo:rsid="004d6f67"/>
    </style:style>
    <style:style style:name="T7" style:family="text">
      <style:text-properties fo:color="#ff0000" officeooo:rsid="004f2a93"/>
    </style:style>
    <style:style style:name="T8" style:family="text">
      <style:text-properties fo:color="#ff0000" officeooo:rsid="00521a41"/>
    </style:style>
    <style:style style:name="T9" style:family="text">
      <style:text-properties fo:color="#ff0000" officeooo:rsid="000ef3b6"/>
    </style:style>
    <style:style style:name="T10" style:family="text">
      <style:text-properties fo:color="#ff0000" officeooo:rsid="00552556"/>
    </style:style>
    <style:style style:name="T11" style:family="text">
      <style:text-properties fo:color="#ff0000" officeooo:rsid="0056d131"/>
    </style:style>
    <style:style style:name="T12" style:family="text">
      <style:text-properties fo:color="#ff0000" officeooo:rsid="0056f5b7"/>
    </style:style>
    <style:style style:name="T13" style:family="text">
      <style:text-properties fo:color="#ff0000" officeooo:rsid="0058d28f"/>
    </style:style>
    <style:style style:name="T14" style:family="text">
      <style:text-properties fo:color="#ff0000" officeooo:rsid="005ab3eb"/>
    </style:style>
    <style:style style:name="T15" style:family="text">
      <style:text-properties fo:color="#ff0000" officeooo:rsid="005c4b21"/>
    </style:style>
    <style:style style:name="T16" style:family="text">
      <style:text-properties fo:color="#ff0000" officeooo:rsid="005d01b8"/>
    </style:style>
    <style:style style:name="T17" style:family="text">
      <style:text-properties officeooo:rsid="001b4c57"/>
    </style:style>
    <style:style style:name="T18" style:family="text">
      <style:text-properties fo:color="#ff3300"/>
    </style:style>
    <style:style style:name="T19" style:family="text">
      <style:text-properties fo:color="#ff3300" officeooo:rsid="003be02b"/>
    </style:style>
    <style:style style:name="T20" style:family="text">
      <style:text-properties fo:color="#ff3300" officeooo:rsid="003d6489"/>
    </style:style>
    <style:style style:name="T21" style:family="text">
      <style:text-properties fo:color="#ff3300" officeooo:rsid="0045669b"/>
    </style:style>
    <style:style style:name="T22" style:family="text">
      <style:text-properties fo:color="#ff3300" officeooo:rsid="0046c052"/>
    </style:style>
    <style:style style:name="T23" style:family="text">
      <style:text-properties officeooo:rsid="000ef3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 Programming lab Pointers quiz</text:p>
      <text:p text:style-name="P2">Name:</text:p>
      <text:p text:style-name="P2">Email:</text:p>
      <text:p text:style-name="P2">Roll nos:</text:p>
      <text:p text:style-name="P2">Concept: Understanding pointers</text:p>
      <text:p text:style-name="P2">1. The below programming expression suggests what ?</text:p>
      <text:p text:style-name="P2">int *ptr;</text:p>
      <text:p text:style-name="P2">(a) unsigned integer</text:p>
      <text:p text:style-name="P4">(b) pointer to integer</text:p>
      <text:p text:style-name="P2">(c) integer</text:p>
      <text:p text:style-name="P2">(d) pointer to unsigned integer</text:p>
      <text:p text:style-name="P2">2. The below programming expression suggests what ?</text:p>
      <text:p text:style-name="P2">int *ptr;</text:p>
      <text:p text:style-name="P2">(a) ptr contains unsigned integer value</text:p>
      <text:p text:style-name="P2">(b) ptr contains integer value</text:p>
      <text:p text:style-name="P4">(c) ptr contains address value</text:p>
      <text:p text:style-name="P2">3. The below programming expression suggests what ?</text:p>
      <text:p text:style-name="P2">int *ptr[];</text:p>
      <text:p text:style-name="P4">(a) ptr is an array of pointers to integer</text:p>
      <text:p text:style-name="P2">(b) ptr is a pointer to array of integer</text:p>
      <text:p text:style-name="P2">4. The below programming expression suggests what ?</text:p>
      <text:p text:style-name="P2">int *ptr();</text:p>
      <text:p text:style-name="P4">(a) ptr is a function that has no arguments and returns pointer to integer</text:p>
      <text:p text:style-name="P2">(b) ptr is a pointer to a function that has no arguments and returns integer</text:p>
      <text:p text:style-name="P2">5. The below programming expression suggests what ?</text:p>
      <text:p text:style-name="P2">int (*ptr)();</text:p>
      <text:p text:style-name="P2">(a) ptr is a function that has no arguments and returns pointer to integer</text:p>
      <text:p text:style-name="P4">(b) ptr is a pointer to a function that has no arguments and returns integer</text:p>
      <text:p text:style-name="P2">6. The below programming expression suggests what ?</text:p>
      <text:p text:style-name="P2">int (*ptr)(char);</text:p>
      <text:p text:style-name="P5">(a) ptr is a pointer to a function that has char type argument and returns integer</text:p>
      <text:p text:style-name="P3">(b) ptr is a function that has one char type argument and returns pointer to integer</text:p>
      <text:p text:style-name="P2">7. The below programming expression suggests what ?</text:p>
      <text:p text:style-name="P2">int (*ptr)(char* arg);</text:p>
      <text:p text:style-name="P2">(a) ptr is a pointer to a function that has char type argument and returns integer</text:p>
      <text:p text:style-name="P2">(b) ptr is a function that has char type argument and returns pointer to integer</text:p>
      <text:p text:style-name="P2">(c) ptr is a function that has pointer to char type argument and returns pointer to integer</text:p>
      <text:p text:style-name="P4">(d) ptr is a pointer to a function that has pointer to char type argument and returns integer</text:p>
      <text:p text:style-name="P2">8. The below programming expression suggests what ?</text:p>
      <text:p text:style-name="P2">int (*ptr)(int *, int *);</text:p>
      <text:p text:style-name="P2">(a) ptr is a function that has two integer type arguments and returns pointer to integer</text:p>
      <text:p text:style-name="P2">(b) ptr is a function that has two pointer to integer type arguments and returns pointer to integer</text:p>
      <text:p text:style-name="P2">(c) ptr is a pointer to a function that has two integer type arguments and returns integer</text:p>
      <text:p text:style-name="P4">(d) ptr is a pointer to a function that has two pointer to integer type arguments and returns integer</text:p>
      <text:p text:style-name="P2">9. The below programming expression suggests what ?</text:p>
      <text:p text:style-name="P2">int (*ptr)(int (*arg)());</text:p>
      <text:p text:style-name="P2">(a) ptr is a function that has an integer type argument and returns pointer to integer</text:p>
      <text:p text:style-name="P2">(b) ptr is a function that has pointer to a function argument and returns pointer to integer</text:p>
      <text:p text:style-name="P4">(c) ptr is a function pointer that takes function pointer as an argument and returns integer</text:p>
      <text:p text:style-name="P2">(d) ptr is a function that has pointer to integer type argument and returns pointer to integer</text:p>
      <text:p text:style-name="P2">10. The below programming expression suggests what ?</text:p>
      <text:p text:style-name="P2">int (*ptr)(int (*arg)(int a));</text:p>
      <text:p text:style-name="P2"><text:soft-page-break/>(a) <text:span text:style-name="T1">ptr is a pointer to a function that has pointer to a function argument which has an integer argument and returns integer</text:span></text:p>
      <text:p text:style-name="P2">(b) ptr is a pointer to a function that has pointer to integer type argument and returns pointer to integer</text:p>
      <text:p text:style-name="P2">(c) ptr is a pointer to a function that has pointer to a function argument and returns pointer to integer</text:p>
      <text:p text:style-name="P2">(d) ptr is a pointer to a function that has an integer type argument and returns pointer to integer</text:p>
      <text:p text:style-name="P2">(e) ptr is a pointer to a function that has pointer to a function argument which has an integer argument an<text:span text:style-name="T17">d </text:span>returns pointer to integer</text:p>
      <text:p text:style-name="P2">11. The below programming expression suggests what ?</text:p>
      <text:p text:style-name="P2">int (*ptr)(int (*arg)(), char);</text:p>
      <text:p text:style-name="P2">(a) <text:span text:style-name="T1">ptr is a pointer to a function that has an argument of function pointer and an char type argument and returns integer</text:span></text:p>
      <text:p text:style-name="P2">(b) ptr is a pointer to a function that has an argument of function pointer and returns pointer to integer</text:p>
      <text:p text:style-name="P2">12. The below programming expression suggests what ?</text:p>
      <text:p text:style-name="P2">int *ptr(int (*arg)(), char);</text:p>
      <text:p text:style-name="P2">(a)<text:span text:style-name="T1"> ptr is a function that has a function pointer argument and char type argument and returns pointer to integer</text:span></text:p>
      <text:p text:style-name="P2">(b) ptr is a pointer to a function that has a function pointer argument and char type argument and returns</text:p>
      <text:p text:style-name="P2">integer</text:p>
      <text:p text:style-name="P10">13. The below programming expression suggests what ?</text:p>
      <text:p text:style-name="P10">int *ptr[];</text:p>
      <text:p text:style-name="P10">(a) ptr is a pointer to an array of integer</text:p>
      <text:p text:style-name="P10">(b) ptr is a pointer to a function which returns integer</text:p>
      <text:p text:style-name="P6">(c) ptr is a function which returns pointer to integer</text:p>
      <text:p text:style-name="P11">(d) ptr is a array of pointers to integer</text:p>
      <text:p text:style-name="P2">14. The below programming expression suggests what ?</text:p>
      <text:p text:style-name="P2">int (*ptr)[];</text:p>
      <text:p text:style-name="P2">(a) ptr is a array of pointers to integers</text:p>
      <text:p text:style-name="P2">(b) ptr is a function which returns pointer to integer</text:p>
      <text:p text:style-name="P2">(c) ptr is a pointer to a function which returns integer</text:p>
      <text:p text:style-name="P4">(d) ptr is a pointer to an array of integers</text:p>
      <text:p text:style-name="P2">15. The below programming expression suggests what ?</text:p>
      <text:p text:style-name="P2">int *(*ptr)[];</text:p>
      <text:p text:style-name="P2">(a) ptr is a array of pointers to integer</text:p>
      <text:p text:style-name="P2">(b) <text:span text:style-name="T1">ptr is a pointer to an array of integer pointers</text:span></text:p>
      <text:p text:style-name="P2">(c) ptr is a function to an arry of integer pointers</text:p>
      <text:p text:style-name="P2">(d) ptr is a pointer to an array of integer</text:p>
      <text:p text:style-name="P2">16. The below programming expression suggests what ?</text:p>
      <text:p text:style-name="P2">int (*ptr[])();</text:p>
      <text:p text:style-name="P2">(a) ptr is a array of function pointers that takes function pointer as an argument and returns pointer t o an</text:p>
      <text:p text:style-name="P2">integer</text:p>
      <text:p text:style-name="P2">(b) ptr is a array of function pointers that takes function pointer as an argument and returns integer</text:p>
      <text:p text:style-name="P2">(c) ptr is a array of pointers to integer</text:p>
      <text:p text:style-name="P8">(d) ptr is a array of function pointers that takes no argument and returns integer</text:p>
      <text:p text:style-name="P2">17. The below programming expression suggests what ?</text:p>
      <text:p text:style-name="P2">int (*ptr[])(int (*arg)());</text:p>
      <text:p text:style-name="P2">(a) ptr is a array of function pointers that takes function pointer as an argument and returns pointer to an</text:p>
      <text:p text:style-name="P2">integer</text:p>
      <text:p text:style-name="P2"><text:soft-page-break/>(b) ptr is a array of pointers to integer</text:p>
      <text:p text:style-name="P8">(c) ptr is a array of function pointers that takes function pointer as an argument and returns integer</text:p>
      <text:p text:style-name="P2">(d) ptr is a array of function pointers that takes no argument and returns integer</text:p>
      <text:p text:style-name="P2">18. The below programming expression suggests what ?</text:p>
      <text:p text:style-name="P2">int* (*ptr[])(int (*arg)());</text:p>
      <text:p text:style-name="P8">(a) ptr is a array of function pointers that takes function pointer as an argument and returns pointer to an integer</text:p>
      <text:p text:style-name="P2">(b) ptr is a array of function pointers that takes no argument and returns integer</text:p>
      <text:p text:style-name="P2">(c) ptr is a array of function pointers that takes function pointer as an argument and returns integer</text:p>
      <text:p text:style-name="P2">(d) ptr is a array of pointers to integer</text:p>
      <text:p text:style-name="P2">Concept: indirection operator</text:p>
      <text:p text:style-name="P2">19. In pointers, num[i] also means *(num+i)</text:p>
      <text:p text:style-name="P2">(a) No</text:p>
      <text:p text:style-name="P4">(b) Yes</text:p>
      <text:p text:style-name="P2">20. In pointers, num[i] also means (num+i)</text:p>
      <text:p text:style-name="P4">(a) No</text:p>
      <text:p text:style-name="P2">(b) Yes</text:p>
      <text:p text:style-name="P2">21. In pointers, num[i] also means &amp;(num+i)</text:p>
      <text:p text:style-name="P4">(a) No</text:p>
      <text:p text:style-name="P2">(b) Yes</text:p>
      <text:p text:style-name="P2">22. In pointers, num[i][j] also means *(num+i+j)</text:p>
      <text:p text:style-name="P8">(a) No</text:p>
      <text:p text:style-name="Standard">(b) Yes</text:p>
      <text:p text:style-name="P2">23. In pointers, num[i][j] also means *(num[i]+j) ?</text:p>
      <text:p text:style-name="P2">(a) No</text:p>
      <text:p text:style-name="P8">(b) Yes</text:p>
      <text:p text:style-name="P2">24. In pointers, num[i][j] also means *(*(num+i)+j)</text:p>
      <text:p text:style-name="P2">(a) No</text:p>
      <text:p text:style-name="P7">(b) Yes</text:p>
      <text:p text:style-name="P2">25. In pointers, num[i][j] also means *(&amp;(num+i)+j)</text:p>
      <text:p text:style-name="P2">(a) Yes</text:p>
      <text:p text:style-name="P8">(b) No</text:p>
      <text:p text:style-name="P2">26. In pointers, num[i][j] also means &amp;(&amp;(num+i)+j)</text:p>
      <text:p text:style-name="P2">(a) Yes</text:p>
      <text:p text:style-name="P8">(b) No</text:p>
      <text:p text:style-name="P2">27. In pointers, num[i][j] also means &amp;(&amp;(num+i)*j)</text:p>
      <text:p text:style-name="P8">(a) No</text:p>
      <text:p text:style-name="P2">(b) Yes</text:p>
      <text:p text:style-name="P2">Concept: address value of pointer</text:p>
      <text:p text:style-name="P2">28. In the following section of code, what is the output ?</text:p>
      <text:p text:style-name="P2">int data[2][2] = { { 1,2 },{ 3,4 } };</text:p>
      <text:p text:style-name="P2">int (*p)[2];</text:p>
      <text:p text:style-name="P2">p = &amp;data[0];</text:p>
      <text:p text:style-name="P2">printf("%p",p);</text:p>
      <text:p text:style-name="P2">(a) Address of data[0][1]</text:p>
      <text:p text:style-name="P4">(b) Address of data[0][0]</text:p>
      <text:p text:style-name="P2">(c) Address of data[1][0]</text:p>
      <text:p text:style-name="P2">(d) Address of data[1][1]</text:p>
      <text:p text:style-name="P2">(e) garbage value</text:p>
      <text:p text:style-name="P2">29. In the following section of code, what is the output ?</text:p>
      <text:p text:style-name="P2">int data[2][2] = { { 1,2 },{ 3,4 } };</text:p>
      <text:p text:style-name="P2">int (*p)[2];</text:p>
      <text:p text:style-name="P2"><text:soft-page-break/>p = &amp;data[1];</text:p>
      <text:p text:style-name="P2">printf("%p",p);</text:p>
      <text:p text:style-name="P2">(a) Address of data[0][0]</text:p>
      <text:p text:style-name="P2">(b) garbage value</text:p>
      <text:p text:style-name="P2">(c) Address of data[0][1]</text:p>
      <text:p text:style-name="P4">(d) Address of data[1][0] </text:p>
      <text:p text:style-name="P2">(e) Address of data[1][1]</text:p>
      <text:p text:style-name="P2">30. In the following section of code, what is the output ?</text:p>
      <text:p text:style-name="P2">int data[2][2] = { { 1,2 },{ 3,4 } };</text:p>
      <text:p text:style-name="P2">int (*p)[2];</text:p>
      <text:p text:style-name="P2">p = &amp;data[1];</text:p>
      <text:p text:style-name="P2">printf("%p",p-1);</text:p>
      <text:p text:style-name="P2">(a) Address of data[1][1]</text:p>
      <text:p text:style-name="P2">(b) Address of data[0][1]</text:p>
      <text:p text:style-name="P2">(c) garbage value</text:p>
      <text:p text:style-name="P4">(d) Address of data[0][0]</text:p>
      <text:p text:style-name="P2">(e) Address of data[1][0]</text:p>
      <text:p text:style-name="P2">31. In the following section of code, what is the output ?</text:p>
      <text:p text:style-name="P2">int data[2][2] = { { 1,2 },{ 3,4 } };</text:p>
      <text:p text:style-name="P2">int (*p)[2];</text:p>
      <text:p text:style-name="P2">p = &amp;data[0];</text:p>
      <text:p text:style-name="P2">printf("%p",p+1);</text:p>
      <text:p text:style-name="P2">(a) Address of data[0][0]</text:p>
      <text:p text:style-name="P4">(b) Address of data[1][0]</text:p>
      <text:p text:style-name="P2">(c) Address of data[1][1]</text:p>
      <text:p text:style-name="P2">(d) Address of data[0][1]</text:p>
      <text:p text:style-name="P2">(e) garbage value</text:p>
      <text:p text:style-name="P2">32. In the following section of code, what is the output ?</text:p>
      <text:p text:style-name="P2">int data[2][2] = { { 1,2 },{ 3,4 } };</text:p>
      <text:p text:style-name="P2">int *p[2];</text:p>
      <text:p text:style-name="P2">p[0] = data[0];</text:p>
      <text:p text:style-name="P2">printf("%p",p[0]);</text:p>
      <text:p text:style-name="P2">(a) garbage value</text:p>
      <text:p text:style-name="P2">(b) Address of data[1][0]</text:p>
      <text:p text:style-name="P2">(c) Address of data[1][1]</text:p>
      <text:p text:style-name="P2">(d) Address of data[0][1]</text:p>
      <text:p text:style-name="P8">(e) Address of data[0][0]</text:p>
      <text:p text:style-name="P2">33. In the following section of code, what is the output ?</text:p>
      <text:p text:style-name="P2">int data[2][2] = { { 1,2 },{ 3,4 } };</text:p>
      <text:p text:style-name="P2">int *p[2];</text:p>
      <text:p text:style-name="P2">p[1] = data[0];</text:p>
      <text:p text:style-name="P2">printf("%p",p[0]);</text:p>
      <text:p text:style-name="P2">(a) Address of data[0][1]</text:p>
      <text:p text:style-name="Standard">(b) Address of data[0][0]</text:p>
      <text:p text:style-name="P2">(c) Address of data[1][0]</text:p>
      <text:p text:style-name="P8">(d) garbage value</text:p>
      <text:p text:style-name="P2">(e) Address of data[1][1]</text:p>
      <text:p text:style-name="P2">34. In the following section of code, what is the output ?</text:p>
      <text:p text:style-name="P2">int data[2][2] = { { 1,2 },{ 3,4 } };</text:p>
      <text:p text:style-name="P2">int *p[2];</text:p>
      <text:p text:style-name="P2">p[0] = data[0]; <text:s text:c="5"/><text:span text:style-name="T18"><text:s/></text:span><text:span text:style-name="T19">ONE</text:span></text:p>
      <text:p text:style-name="P2">printf("%d",p[0][0]);</text:p>
      <text:p text:style-name="P2"><text:soft-page-break/>35. In the following section of code, what is the output ?</text:p>
      <text:p text:style-name="P2">int data[2][2] = { { 1,2 },{ 3,4 } }; <text:s text:c="4"/><text:span text:style-name="T18"><text:s text:c="2"/></text:span><text:span text:style-name="T20">TWO</text:span></text:p>
      <text:p text:style-name="P2">int *p[2];</text:p>
      <text:p text:style-name="P2">p[0] = data[0];</text:p>
      <text:p text:style-name="P2">printf("%d",p[0][1]);</text:p>
      <text:p text:style-name="P2">36. In the following section of code, what is the output ?</text:p>
      <text:p text:style-name="P2">int data[2][2] = { { 1,2 },{ 3,4 } };</text:p>
      <text:p text:style-name="P2">int *p[2];</text:p>
      <text:p text:style-name="P2">p[0] = data[0]; <text:s text:c="3"/><text:span text:style-name="T21">GARBAGE</text:span></text:p>
      <text:p text:style-name="P2">printf("%d",p[1][0]);</text:p>
      <text:p text:style-name="P2">37. In the following section of code, what is the output ?</text:p>
      <text:p text:style-name="P2">int data[2][2] = { { 1,2 },{ 3,4 } };</text:p>
      <text:p text:style-name="P2">int *p[2];</text:p>
      <text:p text:style-name="P2">p[0] = data[0];</text:p>
      <text:p text:style-name="P2">printf("%d",p[1][1]); <text:s/><text:span text:style-name="T22">GARBAGE</text:span></text:p>
      <text:p text:style-name="P2">Concept: Initializing pointers</text:p>
      <text:p text:style-name="P2">38. Is this set of expressions valid ?</text:p>
      <text:p text:style-name="P2">int x = 10;</text:p>
      <text:p text:style-name="P2">int *ptr=&amp;x;</text:p>
      <text:p text:style-name="P4">(a) Yes</text:p>
      <text:p text:style-name="P2">(b) No</text:p>
      <text:p text:style-name="P2">39. Is this set of expressions valid ?</text:p>
      <text:p text:style-name="P2">int x = 10;</text:p>
      <text:p text:style-name="P2">int *ptr=x;</text:p>
      <text:p text:style-name="P4">(a) No</text:p>
      <text:p text:style-name="P2">(b) Yes</text:p>
      <text:p text:style-name="P2">40. Is this set of expressions valid ?</text:p>
      <text:p text:style-name="P2">int x = 97;</text:p>
      <text:p text:style-name="P2">int *ptr=&amp;x;</text:p>
      <text:p text:style-name="P2">printf("%c",*ptr);</text:p>
      <text:p text:style-name="P2">(a) No</text:p>
      <text:p text:style-name="P4">(b) Yes</text:p>
      <text:p text:style-name="P2">41. Is this set of expressions valid ?</text:p>
      <text:p text:style-name="P2">int x = 97;</text:p>
      <text:p text:style-name="P2">int *ptr=&amp;x;</text:p>
      <text:p text:style-name="P2">printf("%f",*ptr);</text:p>
      <text:p text:style-name="P2">(a) Yes</text:p>
      <text:p text:style-name="P4">(b) No</text:p>
      <text:p text:style-name="P2">42. Is this set of expressions valid ?</text:p>
      <text:p text:style-name="P2">int x = 97;</text:p>
      <text:p text:style-name="P2">int *ptr=&amp;x;</text:p>
      <text:p text:style-name="P2">printf("%f",(float)*ptr);</text:p>
      <text:p text:style-name="P2">(a) No</text:p>
      <text:p text:style-name="P4">(b) Yes</text:p>
      <text:p text:style-name="P2">43. Is this set of expressions valid ?</text:p>
      <text:p text:style-name="P2">int x = 97;</text:p>
      <text:p text:style-name="P2">int *ptr=&amp;x;</text:p>
      <text:p text:style-name="P2">x = 120;</text:p>
      <text:p text:style-name="P2">printf("%c",*ptr);</text:p>
      <text:p text:style-name="P2">(a) No</text:p>
      <text:p text:style-name="P4">(b) Yes</text:p>
      <text:p text:style-name="P2">44. Is this set of expressions valid ?</text:p>
      <text:p text:style-name="P2"><text:soft-page-break/>int x = 97;</text:p>
      <text:p text:style-name="P2">int *ptr=&amp;x;</text:p>
      <text:p text:style-name="P2">*ptr = 120;</text:p>
      <text:p text:style-name="P2">printf("%c",*ptr);</text:p>
      <text:p text:style-name="P2">7(a) No</text:p>
      <text:p text:style-name="P4">(b) Yes</text:p>
      <text:p text:style-name="P2">45. Is this set of expressions valid ?</text:p>
      <text:p text:style-name="P2">int x = 97;</text:p>
      <text:p text:style-name="P2">char *ptr;</text:p>
      <text:p text:style-name="P2">ptr = (char*)&amp;x;</text:p>
      <text:p text:style-name="P4">(a) Yes</text:p>
      <text:p text:style-name="P2">(b) No</text:p>
      <text:p text:style-name="P2">46. What is the output of this program ?</text:p>
      <text:p text:style-name="P2">int x = 97;</text:p>
      <text:p text:style-name="P2">int *ptr=&amp;x;</text:p>
      <text:p text:style-name="P2">*ptr = 120;</text:p>
      <text:p text:style-name="P2">printf("%c",*ptr);</text:p>
      <text:p text:style-name="P2">(a) ’y’</text:p>
      <text:p text:style-name="P4">(b) ’x’</text:p>
      <text:p text:style-name="P2">(c) ’b’</text:p>
      <text:p text:style-name="P2">(d) ’a’</text:p>
      <text:p text:style-name="P2">47. What is the output of this program ?</text:p>
      <text:p text:style-name="P2">int x = 97;</text:p>
      <text:p text:style-name="P2">int *ptr=&amp;x;</text:p>
      <text:p text:style-name="P2">*ptr = 120;</text:p>
      <text:p text:style-name="P2">printf("%c",x);</text:p>
      <text:p text:style-name="P2">(a) ’y’</text:p>
      <text:p text:style-name="P4">(b) ’x’</text:p>
      <text:p text:style-name="P2">(c) ’a’</text:p>
      <text:p text:style-name="P2">(d) ’b’</text:p>
      <text:p text:style-name="P2">48. What is the output of this program ?</text:p>
      <text:p text:style-name="P2">int x = 97;</text:p>
      <text:p text:style-name="P2">int *ptr=&amp;x;</text:p>
      <text:p text:style-name="P2">x = 120;</text:p>
      <text:p text:style-name="P2">printf("%c",x);</text:p>
      <text:p text:style-name="P2">(a) ’a’</text:p>
      <text:p text:style-name="P4">(b) ’x’</text:p>
      <text:p text:style-name="P2">(c) ’b’</text:p>
      <text:p text:style-name="P2">(d) ’y’</text:p>
      <text:p text:style-name="P2">49. What is the output of this program ?</text:p>
      <text:p text:style-name="P2">int x = 97;</text:p>
      <text:p text:style-name="P2">int *ptr=&amp;x;</text:p>
      <text:p text:style-name="P2">x = 120;</text:p>
      <text:p text:style-name="P2">printf("%c",*ptr);</text:p>
      <text:p text:style-name="P2">(a) ’b’</text:p>
      <text:p text:style-name="P2">8(b) ’a’</text:p>
      <text:p text:style-name="P2">(c) ’y’</text:p>
      <text:p text:style-name="P4">(d) ’x’</text:p>
      <text:p text:style-name="P2">50. What is the output of this program ?</text:p>
      <text:p text:style-name="P2">int x = 97;</text:p>
      <text:p text:style-name="P2">int *ptr; <text:s text:c="6"/><text:span text:style-name="T1"><text:s/></text:span><text:span text:style-name="T2">NO</text:span></text:p>
      <text:p text:style-name="P2">*ptr = x;</text:p>
      <text:p text:style-name="P2"><text:soft-page-break/>x = 120;</text:p>
      <text:p text:style-name="P2">printf("%c",x);</text:p>
      <text:p text:style-name="P2">(a) ’x’</text:p>
      <text:p text:style-name="P2">(b) ’a’</text:p>
      <text:p text:style-name="P2">(c) ’b’</text:p>
      <text:p text:style-name="P2">(d) ’y’</text:p>
      <text:p text:style-name="P2">51. What is the output of this program ?</text:p>
      <text:p text:style-name="P2">int x = 97;</text:p>
      <text:p text:style-name="P2">int *ptr;</text:p>
      <text:p text:style-name="P2">*ptr = x;</text:p>
      <text:p text:style-name="P2">x = 120;</text:p>
      <text:p text:style-name="P2">printf("%c",*ptr); <text:span text:style-name="T1"><text:s/></text:span><text:span text:style-name="T3">NO</text:span></text:p>
      <text:p text:style-name="P2">(a) ’a’</text:p>
      <text:p text:style-name="P2">(b) ’x’</text:p>
      <text:p text:style-name="P2">(c) ’b’</text:p>
      <text:p text:style-name="P2">(d) ’y’</text:p>
      <text:p text:style-name="P2">52. What is the output of this program ?</text:p>
      <text:p text:style-name="P2">int x = 97;</text:p>
      <text:p text:style-name="P2">char *ptr;</text:p>
      <text:p text:style-name="P2">ptr = (char*)&amp;x;</text:p>
      <text:p text:style-name="P2">printf("%c",*ptr);</text:p>
      <text:p text:style-name="P4">(a) ’a’</text:p>
      <text:p text:style-name="P2">(b) ’x’</text:p>
      <text:p text:style-name="P2">(c) ’y’</text:p>
      <text:p text:style-name="P2">(d) ’b’</text:p>
      <text:p text:style-name="P2">53. What is the output of this program ?</text:p>
      <text:p text:style-name="P2">int x = 97;</text:p>
      <text:p text:style-name="P2">char *ptr;</text:p>
      <text:p text:style-name="P2">ptr = (char*)&amp;x;</text:p>
      <text:p text:style-name="P2">printf("%d",*ptr);</text:p>
      <text:p text:style-name="P2">(a) ’a’</text:p>
      <text:p text:style-name="P2">(b) ’b’</text:p>
      <text:p text:style-name="P2">(c) 98</text:p>
      <text:p text:style-name="P4">(d) 97</text:p>
      <text:p text:style-name="P2">9Concept: Passing 2-D array using pointers</text:p>
      <text:p text:style-name="P2">54. What is the output of the following program ?</text:p>
      <text:p text:style-name="P2">#include&lt;stdio.h&gt;</text:p>
      <text:p text:style-name="P2">void test(int *ptr, int r, int c)</text:p>
      <text:p text:style-name="P2">{</text:p>
      <text:p text:style-name="P2">int i,j; <text:s text:c="35"/><text:span text:style-name="T4">1 2 3 4</text:span></text:p>
      <text:p text:style-name="P2">for(i=0;i&lt;r;i++)<text:tab/> <text:s text:c="9"/></text:p>
      <text:p text:style-name="P2">{</text:p>
      <text:p text:style-name="P2">for(j=0;j&lt;c;j++)</text:p>
      <text:p text:style-name="P2">printf("%d ", *(ptr+i*c+j));</text:p>
      <text:p text:style-name="P2">printf("\n");</text:p>
      <text:p text:style-name="P2">}</text:p>
      <text:p text:style-name="P2">}</text:p>
      <text:p text:style-name="P2">int main()</text:p>
      <text:p text:style-name="P2">{</text:p>
      <text:p text:style-name="P2">int data[2][2]={1,2,3,4};</text:p>
      <text:p text:style-name="P2">test(&amp;data[0][0],2,2);</text:p>
      <text:p text:style-name="P2">}</text:p>
      <text:p text:style-name="P2"><text:soft-page-break/>55. What is the output of the following program ?</text:p>
      <text:p text:style-name="P2">#include&lt;stdio.h&gt;</text:p>
      <text:p text:style-name="P2">void test(int *ptr, int r, int c)</text:p>
      <text:p text:style-name="P2">{</text:p>
      <text:p text:style-name="P2">int i,j; <text:s text:c="30"/><text:span text:style-name="T5">NO </text:span></text:p>
      <text:p text:style-name="P2">for(i=0;i&lt;r;i++)</text:p>
      <text:p text:style-name="P2">{</text:p>
      <text:p text:style-name="P2">for(j=0;j&lt;c;j++)</text:p>
      <text:p text:style-name="P2">printf("%d ", ptr[i][j]);</text:p>
      <text:p text:style-name="P2">printf("\n");</text:p>
      <text:p text:style-name="P2">}</text:p>
      <text:p text:style-name="P2">}</text:p>
      <text:p text:style-name="P2">int main()</text:p>
      <text:p text:style-name="P2">{</text:p>
      <text:p text:style-name="P2">int data[2][2]={1,2,3,4};</text:p>
      <text:p text:style-name="P2">test(&amp;data[0][0],2,2);</text:p>
      <text:p text:style-name="P2">}</text:p>
      <text:p text:style-name="P2">56. What is the output of the following program ?</text:p>
      <text:p text:style-name="P2">10#include&lt;stdio.h&gt;</text:p>
      <text:p text:style-name="P2">void test(int *ptr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 <text:s text:c="7"/><text:span text:style-name="T1"><text:s/></text:span><text:span text:style-name="T6">NO</text:span></text:p>
      <text:p text:style-name="P2">printf("%d ",*(ptr[i]+j));</text:p>
      <text:p text:style-name="P2">printf("\n");</text:p>
      <text:p text:style-name="P2">}</text:p>
      <text:p text:style-name="P2">}</text:p>
      <text:p text:style-name="P2">int main()</text:p>
      <text:p text:style-name="P2">{</text:p>
      <text:p text:style-name="P2">int data[2][2]={1,2,3,4};</text:p>
      <text:p text:style-name="P2">test(&amp;data[0][0],2,2);</text:p>
      <text:p text:style-name="P2">}</text:p>
      <text:p text:style-name="P2">57. What is the output of the following program ?</text:p>
      <text:p text:style-name="P2">#include&lt;stdio.h&gt;</text:p>
      <text:p text:style-name="P2">void test(int *ptr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</text:p>
      <text:p text:style-name="P2">printf("%d ",*(&amp;ptr[i]+j));</text:p>
      <text:p text:style-name="P2">printf("\n");</text:p>
      <text:p text:style-name="P2">} <text:s text:c="39"/><text:span text:style-name="T1"><text:s/></text:span><text:span text:style-name="T7">1223</text:span></text:p>
      <text:p text:style-name="P2">}</text:p>
      <text:p text:style-name="P2">int main()</text:p>
      <text:p text:style-name="P2">{</text:p>
      <text:p text:style-name="P2">int data[2][2]={1,2,3,4};</text:p>
      <text:p text:style-name="P2">test(&amp;data[0][0],2,2);</text:p>
      <text:p text:style-name="P2">}</text:p>
      <text:p text:style-name="P2">58. What is the output of the following program ?</text:p>
      <text:p text:style-name="P2"><text:soft-page-break/>#include&lt;stdio.h&gt;</text:p>
      <text:p text:style-name="P2">void test(int *ptr, int r, int c)</text:p>
      <text:p text:style-name="P2">{</text:p>
      <text:p text:style-name="P2">int i,j;</text:p>
      <text:p text:style-name="P2">for(i=0;i&lt;r;i++)</text:p>
      <text:p text:style-name="P2">11{</text:p>
      <text:p text:style-name="P2">for(j=0;j&lt;c;j++)</text:p>
      <text:p text:style-name="P2">printf("%d ",*(ptr+j*c+i)); <text:s text:c="5"/><text:span text:style-name="T8">1324</text:span></text:p>
      <text:p text:style-name="P2">printf("\n");</text:p>
      <text:p text:style-name="P2">}</text:p>
      <text:p text:style-name="P2">}</text:p>
      <text:p text:style-name="P2">int main()</text:p>
      <text:p text:style-name="P2">{</text:p>
      <text:p text:style-name="P2">int data[2][2]={1,2,3,4};</text:p>
      <text:p text:style-name="P2">test(&amp;data[0][0],2,2);</text:p>
      <text:p text:style-name="P2">}</text:p>
      <text:p text:style-name="P2">59. What is the output of the following program ?</text:p>
      <text:p text:style-name="P2">#include&lt;stdio.h&gt;</text:p>
      <text:p text:style-name="P2">void test(int (*ptr)[]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</text:p>
      <text:p text:style-name="P2">printf("%d ",ptr[i][j]);</text:p>
      <text:p text:style-name="P9"><text:span text:style-name="T23">printf("\n"); <text:s text:c="19"/></text:span><text:span text:style-name="T9">NO</text:span></text:p>
      <text:p text:style-name="P1">}</text:p>
      <text:p text:style-name="P2">}</text:p>
      <text:p text:style-name="P2">int main()</text:p>
      <text:p text:style-name="P2">{</text:p>
      <text:p text:style-name="P2">int data[2][2]={1,2,3,4};</text:p>
      <text:p text:style-name="P2">test(data,2,2);</text:p>
      <text:p text:style-name="P2">}</text:p>
      <text:p text:style-name="P2">60. What is the output of the following program ?</text:p>
      <text:p text:style-name="P2">#include&lt;stdio.h&gt;</text:p>
      <text:p text:style-name="P2">void test(int (*ptr)[2]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 <text:s text:c="18"/><text:span text:style-name="T10">1234</text:span></text:p>
      <text:p text:style-name="P2">printf("%d ",ptr[i][j]);</text:p>
      <text:p text:style-name="P2">printf("\n");</text:p>
      <text:p text:style-name="P2">}</text:p>
      <text:p text:style-name="P2">}</text:p>
      <text:p text:style-name="P2">int main()</text:p>
      <text:p text:style-name="P2">{</text:p>
      <text:p text:style-name="P2">int data[2][2]={1,2,3,4};</text:p>
      <text:p text:style-name="P2">test(data,2,2);</text:p>
      <text:p text:style-name="P2">}</text:p>
      <text:p text:style-name="P2">61. What is the output of the following program ?</text:p>
      <text:p text:style-name="P2">#include&lt;stdio.h&gt;</text:p>
      <text:p text:style-name="P2"><text:soft-page-break/>void test(int (*ptr)[2]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 <text:s text:c="48"/><text:span text:style-name="T11">1324</text:span> <text:s text:c="27"/></text:p>
      <text:p text:style-name="P2">printf("%d ",ptr[j][i]);</text:p>
      <text:p text:style-name="P2">printf("\n");</text:p>
      <text:p text:style-name="P2">}</text:p>
      <text:p text:style-name="P2">}</text:p>
      <text:p text:style-name="P2">int main()</text:p>
      <text:p text:style-name="P2">{</text:p>
      <text:p text:style-name="P2">int data[2][2]={1,2,3,4};</text:p>
      <text:p text:style-name="P2">test(data,2,2);</text:p>
      <text:p text:style-name="P2">}</text:p>
      <text:p text:style-name="P2">62. What is the output of the following program ?</text:p>
      <text:p text:style-name="P2">#include&lt;stdio.h&gt;</text:p>
      <text:p text:style-name="P2">void test(int ptr[][2]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</text:p>
      <text:p text:style-name="P2">printf("%d ",ptr[i][j]); <text:s text:c="12"/><text:span text:style-name="T12">1234</text:span></text:p>
      <text:p text:style-name="P2">printf("\n");</text:p>
      <text:p text:style-name="P2">}</text:p>
      <text:p text:style-name="P2">}</text:p>
      <text:p text:style-name="P2">int main()</text:p>
      <text:p text:style-name="P2">{</text:p>
      <text:p text:style-name="P2">int data[2][2]={1,2,3,4};</text:p>
      <text:p text:style-name="P2">test(data,2,2);</text:p>
      <text:p text:style-name="P2">}</text:p>
      <text:p text:style-name="P2">63. What is the output of the following program ?</text:p>
      <text:p text:style-name="P2">#include&lt;stdio.h&gt;</text:p>
      <text:p text:style-name="P2">void test(int **ptr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</text:p>
      <text:p text:style-name="P2">printf("%d ",ptr[i][j]);</text:p>
      <text:p text:style-name="P2">printf("\n");</text:p>
      <text:p text:style-name="P2">}</text:p>
      <text:p text:style-name="P2">} <text:s text:c="45"/><text:span text:style-name="T13">1234</text:span></text:p>
      <text:p text:style-name="P2">int main()</text:p>
      <text:p text:style-name="P2">{</text:p>
      <text:p text:style-name="P2">int data[2][2]={1,2,3,4}, **ptr, *temp;</text:p>
      <text:p text:style-name="P2">temp = &amp;data[0][0];</text:p>
      <text:p text:style-name="P2">ptr = &amp;temp;</text:p>
      <text:p text:style-name="P2">test(ptr,2,2);</text:p>
      <text:p text:style-name="P2">}</text:p>
      <text:p text:style-name="P2">64. What is the output of the following program ?</text:p>
      <text:p text:style-name="P2"><text:soft-page-break/>#include&lt;stdio.h&gt;</text:p>
      <text:p text:style-name="P2">void test(int **ptr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</text:p>
      <text:p text:style-name="P2">printf("%d ",ptr[i][j]);</text:p>
      <text:p text:style-name="P2">printf("\n");</text:p>
      <text:p text:style-name="P2">}</text:p>
      <text:p text:style-name="P2">}</text:p>
      <text:p text:style-name="P2">int main() <text:s text:c="34"/><text:span text:style-name="T14">1234</text:span></text:p>
      <text:p text:style-name="P2">{</text:p>
      <text:p text:style-name="P2">int data[2][2]={1,2,3,4}, **ptr, *temp[2];</text:p>
      <text:p text:style-name="P2">temp[0] = &amp;data[0][0];</text:p>
      <text:p text:style-name="P2">temp[1] = &amp;data[1][0];</text:p>
      <text:p text:style-name="P2">ptr = &amp;temp[0];</text:p>
      <text:p text:style-name="P2">test(ptr,2,2);</text:p>
      <text:p text:style-name="P2">}</text:p>
      <text:p text:style-name="P2">1465. What is the output of the following program ?</text:p>
      <text:p text:style-name="P2">#include&lt;stdio.h&gt;</text:p>
      <text:p text:style-name="P2">#include&lt;stdlib.h&gt;</text:p>
      <text:p text:style-name="P2">void copy(int **p, int **d, int r, int c)</text:p>
      <text:p text:style-name="P2">{</text:p>
      <text:p text:style-name="P2">int i,j;</text:p>
      <text:p text:style-name="P2">d = (int**)malloc(sizeof(int*)*r);</text:p>
      <text:p text:style-name="P2">for(i=0;i&lt;r;i++)</text:p>
      <text:p text:style-name="P2">{</text:p>
      <text:p text:style-name="P2">d[i] = (int*)malloc(sizeof(int)*c);</text:p>
      <text:p text:style-name="P2">}</text:p>
      <text:p text:style-name="P2">for(i=0;i&lt;r;i++)</text:p>
      <text:p text:style-name="P2">for(j=0;j&lt;c;j++)</text:p>
      <text:p text:style-name="P2">d[i][j] = p[i][j];</text:p>
      <text:p text:style-name="P2">}</text:p>
      <text:p text:style-name="P2">void printBoard(int **d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</text:p>
      <text:p text:style-name="P2">printf("%d ",d[i][j]);</text:p>
      <text:p text:style-name="P2">printf("\n");</text:p>
      <text:p text:style-name="P2">}</text:p>
      <text:p text:style-name="P2">}</text:p>
      <text:p text:style-name="P2">int main()</text:p>
      <text:p text:style-name="P2">{</text:p>
      <text:p text:style-name="P2">int data[2][2]={1,2,3,4}, **ptr, *temp[2],**dest;</text:p>
      <text:p text:style-name="P2">temp[0] = &amp;data[0][0];</text:p>
      <text:p text:style-name="P2">temp[1] = &amp;data[1][0];</text:p>
      <text:p text:style-name="P2">ptr = &amp;temp[0];</text:p>
      <text:p text:style-name="P2">copy(ptr,dest,2,2);</text:p>
      <text:p text:style-name="P2">printBoard(dest,2,2); <text:s text:c="50"/><text:span text:style-name="T1"><text:s/></text:span><text:span text:style-name="T16">SEGMENTATION FAULT</text:span></text:p>
      <text:p text:style-name="P2"><text:soft-page-break/>free(dest);</text:p>
      <text:p text:style-name="P2">}</text:p>
      <text:p text:style-name="P2">66. What is the output of the following program ?</text:p>
      <text:p text:style-name="P2">#include&lt;stdio.h&gt;</text:p>
      <text:p text:style-name="P2">#include&lt;stdlib.h&gt;</text:p>
      <text:p text:style-name="P2">int** copy(int **p, int r, int c)</text:p>
      <text:p text:style-name="P2">{</text:p>
      <text:p text:style-name="P2">int i,j,**d;</text:p>
      <text:p text:style-name="P2">d = (int**)malloc(sizeof(int*)*r);</text:p>
      <text:p text:style-name="P2">for(i=0;i&lt;r;i++)</text:p>
      <text:p text:style-name="P2">{</text:p>
      <text:p text:style-name="P2">d[i] = (int*)malloc(sizeof(int)*c);</text:p>
      <text:p text:style-name="P2">}</text:p>
      <text:p text:style-name="P2">for(i=0;i&lt;r;i++)</text:p>
      <text:p text:style-name="P2">for(j=0;j&lt;c;j++)</text:p>
      <text:p text:style-name="P2">d[i][j] = p[i][j];</text:p>
      <text:p text:style-name="P2">return d;</text:p>
      <text:p text:style-name="P2">}</text:p>
      <text:p text:style-name="P2">void printBoard(int **d, int r, int c)</text:p>
      <text:p text:style-name="P2">{</text:p>
      <text:p text:style-name="P2">int i,j;</text:p>
      <text:p text:style-name="P2">for(i=0;i&lt;r;i++)</text:p>
      <text:p text:style-name="P2">{</text:p>
      <text:p text:style-name="P2">for(j=0;j&lt;c;j++)</text:p>
      <text:p text:style-name="P2">printf("%d ",d[i][j]);</text:p>
      <text:p text:style-name="P2">printf("\n");</text:p>
      <text:p text:style-name="P2">}</text:p>
      <text:p text:style-name="P2">}</text:p>
      <text:p text:style-name="P2">int main() <text:s text:c="61"/><text:span text:style-name="T15">1234</text:span></text:p>
      <text:p text:style-name="P2">{</text:p>
      <text:p text:style-name="P2">int data[2][2]={1,2,3,4}, **ptr, *temp[2],**dest;</text:p>
      <text:p text:style-name="P2">temp[0] = &amp;data[0][0];</text:p>
      <text:p text:style-name="P2">temp[1] = &amp;data[1][0];</text:p>
      <text:p text:style-name="P2">ptr = &amp;temp[0];</text:p>
      <text:p text:style-name="P2">dest = copy(ptr,2,2);</text:p>
      <text:p text:style-name="P2">printBoard(dest,2,2);</text:p>
      <text:p text:style-name="P2">free(dest);</text:p>
      <text:p text:style-name="P2">}</text:p>
      <text:p text:style-name="P2">Concept: Writing programs</text:p>
      <text:p text:style-name="P2">67. Write a function which will determine maximum and minimum number of all elements in a 2-D array ?</text:p>
      <text:p text:style-name="P2">Your program</text:p>
      <text:p text:style-name="P2">68. Write a function which will obtain the transpose of a 4 X 4 matrix ?</text:p>
      <text:p text:style-name="P2">Your Program</text:p>
      <text:p text:style-name="P2">69. Write a function to sort all the elements of a 3 X 3 matrix ?</text:p>
      <text:p text:style-name="P2">Your Program</text:p>
      <text:p text:style-name="P2">70. Write a function to add two 6 X 6 matrices ?</text:p>
      <text:p text:style-name="P2">Your Program</text:p>
      <text:p text:style-name="P2">71. Write a function to multiply two 6 X 6 matrices ?</text:p>
      <text:p text:style-name="P2">17Your Program</text:p>
      <text:p text:style-name="P2">72. Write a function to check whether the square matrix is symmetric ?</text:p>
      <text:p text:style-name="P2">Your Program</text:p>
      <text:p text:style-name="P2"><text:soft-page-break/>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1:31:45.565004568</meta:creation-date>
    <dc:date>2014-11-27T19:09:44.976061126</dc:date>
    <meta:editing-duration>PT3H36M9S</meta:editing-duration>
    <meta:editing-cycles>76</meta:editing-cycles>
    <meta:generator>LibreOffice/4.2.7.2$Linux_X86_64 LibreOffice_project/420m0$Build-2</meta:generator>
    <meta:document-statistic meta:table-count="0" meta:image-count="0" meta:object-count="0" meta:page-count="13" meta:paragraph-count="614" meta:word-count="2638" meta:character-count="15195" meta:non-whitespace-character-count="12700"/>
  </office:meta>
</office:document-meta>
</file>